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83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style:text-align-source="fix" style:repeat-content="false" fo:wrap-option="wrap" fo:border="0.74pt solid #000000"/>
      <style:paragraph-properties fo:text-align="end" fo:margin-left="0mm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66ffff" fo:border="0.74pt solid #000000"/>
    </style:style>
    <style:style style:name="ce19" style:family="table-cell" style:parent-style-name="Default" style:data-style-name="N40">
      <style:table-cell-properties fo:border="0.74pt solid #000000"/>
    </style:style>
    <style:style style:name="ce20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2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30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1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3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8" office:value-type="string" calcext:value-type="string">
            <text:p>月度：</text:p>
          </table:table-cell>
          <table:table-cell table:style-name="ce31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2"/>
          <table:table-cell office:value-type="string" calcext:value-type="string">
            <text:p>H/月</text:p>
          </table:table-cell>
          <table:table-cell/>
          <table:table-cell table:style-name="ce29" office:value-type="string" calcext:value-type="string">
            <text:p>社名:</text:p>
          </table:table-cell>
          <table:table-cell table:style-name="ce3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table:style-name="ce29" office:value-type="string" calcext:value-type="string">
            <text:p>氏名:</text:p>
          </table:table-cell>
          <table:table-cell table:style-name="ce32"/>
          <table:table-cell table:number-columns-repeated="2"/>
        </table:table-row>
        <table:table-row table:style-name="ro4">
          <table:table-cell/>
          <table:table-cell table:style-name="ce1" table:formula="of:=MONTH([.B12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18" office:value-type="string" calcext:value-type="string">
            <text:p>開始時刻</text:p>
          </table:table-cell>
          <table:table-cell table:style-name="ce18" office:value-type="string" calcext:value-type="string">
            <text:p>終了時刻</text:p>
          </table:table-cell>
          <table:table-cell table:style-name="ce18" office:value-type="string" calcext:value-type="string">
            <text:p>除外(h)</text:p>
          </table:table-cell>
          <table:table-cell table:style-name="ce18" office:value-type="string" calcext:value-type="string">
            <text:p>実績(h)</text:p>
          </table:table-cell>
          <table:table-cell table:style-name="ce18" office:value-type="string" calcext:value-type="string">
            <text:p>累計(h)</text:p>
          </table:table-cell>
          <table:table-cell table:style-name="ce18" office:value-type="string" calcext:value-type="string">
            <text:p>備考</text:p>
          </table:table-cell>
          <table:table-cell table:style-name="ce18" office:value-type="string" calcext:value-type="string">
            <text:p>確認</text:p>
          </table:table-cell>
          <table:table-cell/>
        </table:table-row>
        <table:table-row table:style-name="ro6">
          <table:table-cell/>
          <table:table-cell table:style-name="ce3" office:value-type="date" office:date-value="2016-02-01" calcext:value-type="date">
            <text:p>1</text:p>
          </table:table-cell>
          <table:table-cell table:style-name="ce13" table:formula="of:=WEEKDAY([.B12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2])+MINUTE([.E12])/60)-(HOUR([.D12])+MINUTE([.D12])/60)-[.F12]" office:value-type="float" office:value="0" calcext:value-type="float">
            <text:p>0.00</text:p>
          </table:table-cell>
          <table:table-cell table:style-name="ce24" table:formula="of:=[.G1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6-02-02" calcext:value-type="date">
            <text:p>2</text:p>
          </table:table-cell>
          <table:table-cell table:style-name="ce13" table:formula="of:=WEEKDAY([.B13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3])+MINUTE([.E13])/60)-(HOUR([.D13])+MINUTE([.D13])/60)-[.F13]" office:value-type="float" office:value="0" calcext:value-type="float">
            <text:p>0.00</text:p>
          </table:table-cell>
          <table:table-cell table:style-name="ce24" table:formula="of:=[.H12]+[.G13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6-02-03" calcext:value-type="date">
            <text:p>3</text:p>
          </table:table-cell>
          <table:table-cell table:style-name="ce13" table:formula="of:=WEEKDAY([.B14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4])+MINUTE([.E14])/60)-(HOUR([.D14])+MINUTE([.D14])/60)-[.F14]" office:value-type="float" office:value="0" calcext:value-type="float">
            <text:p>0.00</text:p>
          </table:table-cell>
          <table:table-cell table:style-name="ce24" table:formula="of:=[.H13]+[.G14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6-02-04" calcext:value-type="date">
            <text:p>4</text:p>
          </table:table-cell>
          <table:table-cell table:style-name="ce13" table:formula="of:=WEEKDAY([.B15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5])+MINUTE([.E15])/60)-(HOUR([.D15])+MINUTE([.D15])/60)-[.F15]" office:value-type="float" office:value="0" calcext:value-type="float">
            <text:p>0.00</text:p>
          </table:table-cell>
          <table:table-cell table:style-name="ce24" table:formula="of:=[.H14]+[.G15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6-02-05" calcext:value-type="date">
            <text:p>5</text:p>
          </table:table-cell>
          <table:table-cell table:style-name="ce13" table:formula="of:=WEEKDAY([.B16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6])+MINUTE([.E16])/60)-(HOUR([.D16])+MINUTE([.D16])/60)-[.F16]" office:value-type="float" office:value="0" calcext:value-type="float">
            <text:p>0.00</text:p>
          </table:table-cell>
          <table:table-cell table:style-name="ce24" table:formula="of:=[.H15]+[.G16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6-02-06" calcext:value-type="date">
            <text:p>6</text:p>
          </table:table-cell>
          <table:table-cell table:style-name="ce13" table:formula="of:=WEEKDAY([.B17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7])+MINUTE([.E17])/60)-(HOUR([.D17])+MINUTE([.D17])/60)-[.F17]" office:value-type="float" office:value="0" calcext:value-type="float">
            <text:p>0.00</text:p>
          </table:table-cell>
          <table:table-cell table:style-name="ce24" table:formula="of:=[.H16]+[.G17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6-02-07" calcext:value-type="date">
            <text:p>7</text:p>
          </table:table-cell>
          <table:table-cell table:style-name="ce13" table:formula="of:=WEEKDAY([.B18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8])+MINUTE([.E18])/60)-(HOUR([.D18])+MINUTE([.D18])/60)-[.F18]" office:value-type="float" office:value="0" calcext:value-type="float">
            <text:p>0.00</text:p>
          </table:table-cell>
          <table:table-cell table:style-name="ce24" table:formula="of:=[.H17]+[.G18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6-02-08" calcext:value-type="date">
            <text:p>8</text:p>
          </table:table-cell>
          <table:table-cell table:style-name="ce13" table:formula="of:=WEEKDAY([.B19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19])+MINUTE([.E19])/60)-(HOUR([.D19])+MINUTE([.D19])/60)-[.F19]" office:value-type="float" office:value="0" calcext:value-type="float">
            <text:p>0.00</text:p>
          </table:table-cell>
          <table:table-cell table:style-name="ce24" table:formula="of:=[.H18]+[.G19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6-02-09" calcext:value-type="date">
            <text:p>9</text:p>
          </table:table-cell>
          <table:table-cell table:style-name="ce13" table:formula="of:=WEEKDAY([.B20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0])+MINUTE([.E20])/60)-(HOUR([.D20])+MINUTE([.D20])/60)-[.F20]" office:value-type="float" office:value="0" calcext:value-type="float">
            <text:p>0.00</text:p>
          </table:table-cell>
          <table:table-cell table:style-name="ce24" table:formula="of:=[.H19]+[.G20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6-02-10" calcext:value-type="date">
            <text:p>10</text:p>
          </table:table-cell>
          <table:table-cell table:style-name="ce13" table:formula="of:=WEEKDAY([.B21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1])+MINUTE([.E21])/60)-(HOUR([.D21])+MINUTE([.D21])/60)-[.F21]" office:value-type="float" office:value="0" calcext:value-type="float">
            <text:p>0.00</text:p>
          </table:table-cell>
          <table:table-cell table:style-name="ce24" table:formula="of:=[.H20]+[.G21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6-02-11" calcext:value-type="date">
            <text:p>11</text:p>
          </table:table-cell>
          <table:table-cell table:style-name="ce13" table:formula="of:=WEEKDAY([.B22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2])+MINUTE([.E22])/60)-(HOUR([.D22])+MINUTE([.D22])/60)-[.F22]" office:value-type="float" office:value="0" calcext:value-type="float">
            <text:p>0.00</text:p>
          </table:table-cell>
          <table:table-cell table:style-name="ce24" table:formula="of:=[.H21]+[.G2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6-02-12" calcext:value-type="date">
            <text:p>12</text:p>
          </table:table-cell>
          <table:table-cell table:style-name="ce13" table:formula="of:=WEEKDAY([.B23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3])+MINUTE([.E23])/60)-(HOUR([.D23])+MINUTE([.D23])/60)-[.F23]" office:value-type="float" office:value="0" calcext:value-type="float">
            <text:p>0.00</text:p>
          </table:table-cell>
          <table:table-cell table:style-name="ce24" table:formula="of:=[.H22]+[.G23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6-02-13" calcext:value-type="date">
            <text:p>13</text:p>
          </table:table-cell>
          <table:table-cell table:style-name="ce13" table:formula="of:=WEEKDAY([.B24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4])+MINUTE([.E24])/60)-(HOUR([.D24])+MINUTE([.D24])/60)-[.F24]" office:value-type="float" office:value="0" calcext:value-type="float">
            <text:p>0.00</text:p>
          </table:table-cell>
          <table:table-cell table:style-name="ce24" table:formula="of:=[.H23]+[.G24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6-02-14" calcext:value-type="date">
            <text:p>14</text:p>
          </table:table-cell>
          <table:table-cell table:style-name="ce13" table:formula="of:=WEEKDAY([.B25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5])+MINUTE([.E25])/60)-(HOUR([.D25])+MINUTE([.D25])/60)-[.F25]" office:value-type="float" office:value="0" calcext:value-type="float">
            <text:p>0.00</text:p>
          </table:table-cell>
          <table:table-cell table:style-name="ce24" table:formula="of:=[.H24]+[.G25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6-02-15" calcext:value-type="date">
            <text:p>15</text:p>
          </table:table-cell>
          <table:table-cell table:style-name="ce13" table:formula="of:=WEEKDAY([.B26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6])+MINUTE([.E26])/60)-(HOUR([.D26])+MINUTE([.D26])/60)-[.F26]" office:value-type="float" office:value="0" calcext:value-type="float">
            <text:p>0.00</text:p>
          </table:table-cell>
          <table:table-cell table:style-name="ce24" table:formula="of:=[.H25]+[.G26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6-02-16" calcext:value-type="date">
            <text:p>16</text:p>
          </table:table-cell>
          <table:table-cell table:style-name="ce13" table:formula="of:=WEEKDAY([.B27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7])+MINUTE([.E27])/60)-(HOUR([.D27])+MINUTE([.D27])/60)-[.F27]" office:value-type="float" office:value="0" calcext:value-type="float">
            <text:p>0.00</text:p>
          </table:table-cell>
          <table:table-cell table:style-name="ce24" table:formula="of:=[.H26]+[.G27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6-02-17" calcext:value-type="date">
            <text:p>17</text:p>
          </table:table-cell>
          <table:table-cell table:style-name="ce13" table:formula="of:=WEEKDAY([.B28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8])+MINUTE([.E28])/60)-(HOUR([.D28])+MINUTE([.D28])/60)-[.F28]" office:value-type="float" office:value="0" calcext:value-type="float">
            <text:p>0.00</text:p>
          </table:table-cell>
          <table:table-cell table:style-name="ce24" table:formula="of:=[.H27]+[.G28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6-02-18" calcext:value-type="date">
            <text:p>18</text:p>
          </table:table-cell>
          <table:table-cell table:style-name="ce13" table:formula="of:=WEEKDAY([.B29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29])+MINUTE([.E29])/60)-(HOUR([.D29])+MINUTE([.D29])/60)-[.F29]" office:value-type="float" office:value="0" calcext:value-type="float">
            <text:p>0.00</text:p>
          </table:table-cell>
          <table:table-cell table:style-name="ce24" table:formula="of:=[.H28]+[.G29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6-02-19" calcext:value-type="date">
            <text:p>19</text:p>
          </table:table-cell>
          <table:table-cell table:style-name="ce13" table:formula="of:=WEEKDAY([.B30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0])+MINUTE([.E30])/60)-(HOUR([.D30])+MINUTE([.D30])/60)-[.F30]" office:value-type="float" office:value="0" calcext:value-type="float">
            <text:p>0.00</text:p>
          </table:table-cell>
          <table:table-cell table:style-name="ce24" table:formula="of:=[.H29]+[.G30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6-02-20" calcext:value-type="date">
            <text:p>20</text:p>
          </table:table-cell>
          <table:table-cell table:style-name="ce13" table:formula="of:=WEEKDAY([.B31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1])+MINUTE([.E31])/60)-(HOUR([.D31])+MINUTE([.D31])/60)-[.F31]" office:value-type="float" office:value="0" calcext:value-type="float">
            <text:p>0.00</text:p>
          </table:table-cell>
          <table:table-cell table:style-name="ce24" table:formula="of:=[.H30]+[.G31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6-02-21" calcext:value-type="date">
            <text:p>21</text:p>
          </table:table-cell>
          <table:table-cell table:style-name="ce13" table:formula="of:=WEEKDAY([.B32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2])+MINUTE([.E32])/60)-(HOUR([.D32])+MINUTE([.D32])/60)-[.F32]" office:value-type="float" office:value="0" calcext:value-type="float">
            <text:p>0.00</text:p>
          </table:table-cell>
          <table:table-cell table:style-name="ce24" table:formula="of:=[.H31]+[.G3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6-02-22" calcext:value-type="date">
            <text:p>22</text:p>
          </table:table-cell>
          <table:table-cell table:style-name="ce13" table:formula="of:=WEEKDAY([.B33])" office:value-type="date" office:date-value="1900-01-01" calcext:value-type="date">
            <text:p>月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3])+MINUTE([.E33])/60)-(HOUR([.D33])+MINUTE([.D33])/60)-[.F33]" office:value-type="float" office:value="0" calcext:value-type="float">
            <text:p>0.00</text:p>
          </table:table-cell>
          <table:table-cell table:style-name="ce24" table:formula="of:=[.H32]+[.G33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6-02-23" calcext:value-type="date">
            <text:p>23</text:p>
          </table:table-cell>
          <table:table-cell table:style-name="ce13" table:formula="of:=WEEKDAY([.B34])" office:value-type="date" office:date-value="1900-01-02" calcext:value-type="date">
            <text:p>火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4])+MINUTE([.E34])/60)-(HOUR([.D34])+MINUTE([.D34])/60)-[.F34]" office:value-type="float" office:value="0" calcext:value-type="float">
            <text:p>0.00</text:p>
          </table:table-cell>
          <table:table-cell table:style-name="ce24" table:formula="of:=[.H33]+[.G34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6-02-24" calcext:value-type="date">
            <text:p>24</text:p>
          </table:table-cell>
          <table:table-cell table:style-name="ce13" table:formula="of:=WEEKDAY([.B35])" office:value-type="date" office:date-value="1900-01-03" calcext:value-type="date">
            <text:p>水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5])+MINUTE([.E35])/60)-(HOUR([.D35])+MINUTE([.D35])/60)-[.F35]" office:value-type="float" office:value="0" calcext:value-type="float">
            <text:p>0.00</text:p>
          </table:table-cell>
          <table:table-cell table:style-name="ce24" table:formula="of:=[.H34]+[.G35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6-02-25" calcext:value-type="date">
            <text:p>25</text:p>
          </table:table-cell>
          <table:table-cell table:style-name="ce13" table:formula="of:=WEEKDAY([.B36])" office:value-type="date" office:date-value="1900-01-04" calcext:value-type="date">
            <text:p>木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6])+MINUTE([.E36])/60)-(HOUR([.D36])+MINUTE([.D36])/60)-[.F36]" office:value-type="float" office:value="0" calcext:value-type="float">
            <text:p>0.00</text:p>
          </table:table-cell>
          <table:table-cell table:style-name="ce24" table:formula="of:=[.H35]+[.G36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6-02-26" calcext:value-type="date">
            <text:p>26</text:p>
          </table:table-cell>
          <table:table-cell table:style-name="ce13" table:formula="of:=WEEKDAY([.B37])" office:value-type="date" office:date-value="1900-01-05" calcext:value-type="date">
            <text:p>金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7])+MINUTE([.E37])/60)-(HOUR([.D37])+MINUTE([.D37])/60)-[.F37]" office:value-type="float" office:value="0" calcext:value-type="float">
            <text:p>0.00</text:p>
          </table:table-cell>
          <table:table-cell table:style-name="ce24" table:formula="of:=[.H36]+[.G37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6-02-27" calcext:value-type="date">
            <text:p>27</text:p>
          </table:table-cell>
          <table:table-cell table:style-name="ce13" table:formula="of:=WEEKDAY([.B38])" office:value-type="date" office:date-value="1900-01-06" calcext:value-type="date">
            <text:p>土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8])+MINUTE([.E38])/60)-(HOUR([.D38])+MINUTE([.D38])/60)-[.F38]" office:value-type="float" office:value="0" calcext:value-type="float">
            <text:p>0.00</text:p>
          </table:table-cell>
          <table:table-cell table:style-name="ce24" table:formula="of:=[.H37]+[.G38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6-02-28" calcext:value-type="date">
            <text:p>28</text:p>
          </table:table-cell>
          <table:table-cell table:style-name="ce13" table:formula="of:=WEEKDAY([.B39])" office:value-type="date" office:date-value="1899-12-31" calcext:value-type="date">
            <text:p>日</text:p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39])+MINUTE([.E39])/60)-(HOUR([.D39])+MINUTE([.D39])/60)-[.F39]" office:value-type="float" office:value="0" calcext:value-type="float">
            <text:p>0.00</text:p>
          </table:table-cell>
          <table:table-cell table:style-name="ce24" table:formula="of:=[.H38]+[.G39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>
            <text:p/>
          </table:table-cell>
          <table:table-cell table:style-name="ce13" table:formula="of:=IF([.B40]=&quot;&quot;;&quot;&quot;;WEEKDAY([.B40]))">
            <text:p/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40])+MINUTE([.E40])/60)-(HOUR([.D40])+MINUTE([.D40])/60)-[.F40]" office:value-type="float" office:value="0" calcext:value-type="float">
            <text:p>0.00</text:p>
          </table:table-cell>
          <table:table-cell table:style-name="ce24" table:formula="of:=[.H39]+[.G40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>
            <text:p/>
          </table:table-cell>
          <table:table-cell table:style-name="ce13" table:formula="of:=IF([.B41]=&quot;&quot;;&quot;&quot;;WEEKDAY([.B41]))">
            <text:p/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4"/>
          <table:table-cell table:style-name="ce24" table:formula="of:=(HOUR([.E41])+MINUTE([.E41])/60)-(HOUR([.D41])+MINUTE([.D41])/60)-[.F41]" office:value-type="float" office:value="0" calcext:value-type="float">
            <text:p>0.00</text:p>
          </table:table-cell>
          <table:table-cell table:style-name="ce24" table:formula="of:=[.H40]+[.G41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number-columns-repeated="2" table:style-name="ce19" office:value-type="time" office:time-value="PT00H00M00S" calcext:value-type="time">
            <text:p>0:00</text:p>
          </table:table-cell>
          <table:table-cell table:style-name="ce25"/>
          <table:table-cell table:style-name="ce24" table:formula="of:=(HOUR([.E42])+MINUTE([.E42])/60)-(HOUR([.D42])+MINUTE([.D42])/60)-[.F42]" office:value-type="float" office:value="0" calcext:value-type="float">
            <text:p>0.00</text:p>
          </table:table-cell>
          <table:table-cell table:style-name="ce24" table:formula="of:=[.H41]+[.G42]" office:value-type="float" office:value="0" calcext:value-type="float">
            <text:p>0.00</text:p>
          </table:table-cell>
          <table:table-cell table:style-name="ce25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20" table:number-columns-repeated="2"/>
          <table:table-cell table:style-name="ce26"/>
          <table:table-cell table:style-name="ce27"/>
          <table:table-cell table:style-name="ce30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1" table:number-columns-repeated="6"/>
          <table:table-cell table:style-name="ce34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5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2" table:number-columns-repeated="6"/>
          <table:table-cell table:style-name="ce36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5">
          <table:table-cell/>
          <table:table-cell table:style-name="ce9"/>
          <table:table-cell table:style-name="Default"/>
          <table:table-cell table:style-name="ce23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3" table:formula="of:=NOW()" office:value-type="date" office:date-value="2016-09-28T02:54:03.105112" calcext:value-type="date">
            <text:p>2016/9/28 2:54:03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00/00/00</text:date>, <text:time style:data-style-name="N2" text:time-value="02:53:19.61157259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8T02:54:03.074220366</dc:date>
    <meta:editing-duration>PT1H15S</meta:editing-duration>
    <meta:editing-cycles>42</meta:editing-cycles>
    <meta:generator>LibreOffice/5.1.4.2$Linux_X86_64 LibreOffice_project/10m0$Build-2</meta:generator>
    <meta:document-statistic meta:table-count="1" meta:cell-count="207" meta:object-count="0"/>
  </office:meta>
</office:document-meta>
</file>